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.676cm"/>
    </style:style>
    <style:style style:name="Tableau1.C" style:family="table-column">
      <style:table-column-properties style:column-width="4.189cm"/>
    </style:style>
    <style:style style:name="Tableau1.D" style:family="table-column">
      <style:table-column-properties style:column-width="3.969cm"/>
    </style:style>
    <style:style style:name="Tableau1.E" style:family="table-column">
      <style:table-column-properties style:column-width="1.72cm"/>
    </style:style>
    <style:style style:name="Tableau1.F" style:family="table-column">
      <style:table-column-properties style:column-width="3.77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A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Century Schoolbook L" fo:font-style="italic" style:font-style-asian="italic" style:font-style-complex="italic"/>
    </style:style>
    <style:style style:name="P3" style:family="paragraph" style:parent-style-name="Standard">
      <style:paragraph-properties fo:padding="0.049cm" fo:border="0.06pt solid #000000" style:shadow="#808080 0.18cm 0.18cm"/>
      <style:text-properties style:font-name="Courier 10 Pitch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text-properties officeooo:rsid="00023981" officeooo:paragraph-rsid="00023981"/>
    </style:style>
    <style:style style:name="P7" style:family="paragraph" style:parent-style-name="Table_20_Contents">
      <style:text-properties officeooo:rsid="00033022" officeooo:paragraph-rsid="00033022"/>
    </style:style>
    <style:style style:name="P8" style:family="paragraph" style:parent-style-name="Standard" style:list-style-name="L1">
      <style:text-properties style:font-name="Century Schoolbook L" fo:font-style="italic" style:font-style-asian="italic" style:font-style-complex="italic"/>
    </style:style>
    <style:style style:name="P9" style:family="paragraph" style:parent-style-name="Standard" style:list-style-name="L2">
      <style:text-properties style:font-name="Century Schoolbook L" fo:font-style="italic" style:font-style-asian="italic" style:font-style-complex="italic"/>
    </style:style>
    <style:style style:name="T1" style:family="text">
      <style:text-properties officeooo:rsid="000320ce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 XML (DTD et XML)</text:p>
      <text:p text:style-name="Standard"/>
      <text:list xml:id="list983427848" text:style-name="Numbering_20_1">
        <text:list-item>
          <text:p text:style-name="question">Définissez un objet de votre choix en XML.</text:p>
        </text:list-item>
        <text:list-item>
          <text:p text:style-name="question">Donnez le DTD correspondant.</text:p>
        </text:list-item>
      </text:list>
      <text:p text:style-name="Standard"/>
      <text:p text:style-name="Standard">Pour vérifier que votre XML est cohérent par rapport à votre DTD, vous utiliserez l'utilitaire xmllint <text:span text:style-name="T1">ou l'outil de vérification de netbeans</text:span>.</text:p>
      <text:p text:style-name="Standard">En ligne de commande :</text:p>
      <text:p text:style-name="P3"><text:bookmark-start text:name="__DdeLink__246_2819792818"/>xmllint --dtdvalid votreFichier.dtd votreFichier.xml<text:bookmark-end text:name="__DdeLink__246_2819792818"/></text:p>
      <text:p text:style-name="Standard"/>
      <text:p text:style-name="Standard">On souhaite modéliser une bibliothèque avec le langage XML.</text:p>
      <text:p text:style-name="Standard">Voici la description d'une bibliothèque.</text:p>
      <text:list xml:id="list3755776549" text:style-name="L1">
        <text:list-item>
          <text:p text:style-name="P8">Une bibliothèque est composée d’une ou plusieurs allées.</text:p>
        </text:list-item>
        <text:list-item>
          <text:p text:style-name="P8">Chaque allée contient un ou plusieurs rayons.</text:p>
        </text:list-item>
        <text:list-item>
          <text:p text:style-name="P8">Une allée doit avoir un numéro.</text:p>
        </text:list-item>
        <text:list-item>
          <text:p text:style-name="P8">Chaque rayon possède ou non des ouvrages.</text:p>
        </text:list-item>
        <text:list-item>
          <text:p text:style-name="P8">Un rayon peut éventuellement posséder un numéro.</text:p>
        </text:list-item>
        <text:list-item>
          <text:p text:style-name="P8">Un ouvrage est identifié grâce à son titre, éventuellement son auteur et éventuellement son numéro(par exemple pour des périodiques ou des sagas).</text:p>
        </text:list-item>
        <text:list-item>
          <text:p text:style-name="P8">Chaque ouvrage fait partie d'un des types suivants :</text:p>
        </text:list-item>
      </text:list>
      <text:list xml:id="list2853257753" text:style-name="L2">
        <text:list-item>
          <text:p text:style-name="P9">littérature</text:p>
        </text:list-item>
        <text:list-item>
          <text:p text:style-name="P9">manuelScolaire</text:p>
        </text:list-item>
        <text:list-item>
          <text:p text:style-name="P9">périodique</text:p>
        </text:list-item>
        <text:list-item>
          <text:p text:style-name="P9">scienceEtTechnique</text:p>
        </text:list-item>
      </text:list>
      <text:list xml:id="list82321211677144" text:continue-list="list3755776549" text:style-name="L1">
        <text:list-item>
          <text:p text:style-name="P8">Par défaut un ouvrage sera considéré comme faisant partie du type littérature.</text:p>
        </text:list-item>
      </text:list>
      <text:p text:style-name="P2"/>
      <text:list xml:id="list82321103204234" text:continue-list="list983427848" text:style-name="Numbering_20_1">
        <text:list-item>
          <text:p text:style-name="question">Donnez le DTD correspondant au descriptif ci-dessus.</text:p>
        </text:list-item>
      </text:list>
      <text:p text:style-name="Standard"/>
      <text:p text:style-name="Standard">Soit les ouvrages suivants :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5">numéro d'allée</text:p>
          </table:table-cell>
          <table:table-cell table:style-name="Tableau1.A1" office:value-type="string">
            <text:p text:style-name="P5">numéro rayon</text:p>
          </table:table-cell>
          <table:table-cell table:style-name="Tableau1.A1" office:value-type="string">
            <text:p text:style-name="P5">nom ouvrage</text:p>
          </table:table-cell>
          <table:table-cell table:style-name="Tableau1.A1" office:value-type="string">
            <text:p text:style-name="P5">auteur</text:p>
          </table:table-cell>
          <table:table-cell table:style-name="Tableau1.A1" office:value-type="string">
            <text:p text:style-name="P5">numéro</text:p>
          </table:table-cell>
          <table:table-cell table:style-name="Tableau1.F1" office:value-type="string">
            <text:p text:style-name="P5">type ouvrag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1">
            <text:p text:style-name="P4">1</text:p>
          </table:table-cell>
          <table:table-cell table:style-name="Tableau1.C9" office:value-type="string">
            <text:p text:style-name="Table_20_Contents">Le papillon des étoiles</text:p>
          </table:table-cell>
          <table:table-cell table:style-name="Tableau1.D9" office:value-type="string">
            <text:p text:style-name="Table_20_Contents">Bernard WERBER</text:p>
          </table:table-cell>
          <table:table-cell table:style-name="Tableau1.E6" office:value-type="string">
            <text:p text:style-name="P4"/>
          </table:table-cell>
          <table:table-cell table:style-name="Tableau1.F9" office:value-type="string">
            <text:p text:style-name="Table_20_Contents">litteratur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1">
            <text:p text:style-name="P4">1</text:p>
          </table:table-cell>
          <table:table-cell table:style-name="Tableau1.C9" office:value-type="string">
            <text:p text:style-name="Table_20_Contents">Les Formes de base</text:p>
          </table:table-cell>
          <table:table-cell table:style-name="Tableau1.D9" office:value-type="string">
            <text:p text:style-name="Table_20_Contents">Daniele Dumont</text:p>
          </table:table-cell>
          <table:table-cell table:style-name="Tableau1.E6" office:value-type="string">
            <text:p text:style-name="P4"/>
          </table:table-cell>
          <table:table-cell table:style-name="Tableau1.F9" office:value-type="string">
            <text:p text:style-name="Table_20_Contents">manuelScolair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1">
            <text:p text:style-name="P4">1</text:p>
          </table:table-cell>
          <table:table-cell table:style-name="Tableau1.C9" office:value-type="string">
            <text:p text:style-name="Table_20_Contents">XML et XSL : Les feuilles de style XML</text:p>
          </table:table-cell>
          <table:table-cell table:style-name="Tableau1.D9" office:value-type="string">
            <text:p text:style-name="Table_20_Contents">Cyril Vincent</text:p>
          </table:table-cell>
          <table:table-cell table:style-name="Tableau1.E6" office:value-type="string">
            <text:p text:style-name="P4"/>
          </table:table-cell>
          <table:table-cell table:style-name="Tableau1.F9" office:value-type="string">
            <text:p text:style-name="Table_20_Contents">scienceEtTechniqu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2">
            <text:p text:style-name="P4">2</text:p>
          </table:table-cell>
          <table:table-cell table:style-name="Tableau1.C9" office:value-type="string">
            <text:p text:style-name="Table_20_Contents">LINUX Magazine</text:p>
          </table:table-cell>
          <table:table-cell table:style-name="Tableau1.D9" office:value-type="string">
            <text:p text:style-name="Table_20_Contents"/>
          </table:table-cell>
          <table:table-cell table:style-name="Tableau1.A2" office:value-type="float" office:value="102">
            <text:p text:style-name="P4">102</text:p>
          </table:table-cell>
          <table:table-cell table:style-name="Tableau1.F9" office:value-type="string">
            <text:p text:style-name="Table_20_Contents">periodiqu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2">
            <text:p text:style-name="P4">2</text:p>
          </table:table-cell>
          <table:table-cell table:style-name="Tableau1.C9" office:value-type="string">
            <text:p text:style-name="P6">Closer</text:p>
          </table:table-cell>
          <table:table-cell table:style-name="Tableau1.D9" office:value-type="string">
            <text:p text:style-name="Table_20_Contents"/>
          </table:table-cell>
          <table:table-cell table:style-name="Tableau1.E6" office:value-type="string">
            <text:p text:style-name="P4"/>
          </table:table-cell>
          <table:table-cell table:style-name="Tableau1.F9" office:value-type="string">
            <text:p text:style-name="Table_20_Contents">periodiqu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2">
            <text:p text:style-name="P4">2</text:p>
          </table:table-cell>
          <table:table-cell table:style-name="Tableau1.C9" office:value-type="string">
            <text:p text:style-name="Table_20_Contents">Harry Potter</text:p>
          </table:table-cell>
          <table:table-cell table:style-name="Tableau1.D9" office:value-type="string">
            <text:p text:style-name="Table_20_Contents">JK Rollin</text:p>
          </table:table-cell>
          <table:table-cell table:style-name="Tableau1.A2" office:value-type="float" office:value="1">
            <text:p text:style-name="P4">1</text:p>
          </table:table-cell>
          <table:table-cell table:style-name="Tableau1.F9" office:value-type="string">
            <text:p text:style-name="Table_20_Contents">litterature</text:p>
          </table:table-cell>
        </table:table-row>
        <table:table-row>
          <table:table-cell table:style-name="Tableau1.A8" office:value-type="string">
            <text:p text:style-name="P4">2</text:p>
          </table:table-cell>
          <table:table-cell table:style-name="Tableau1.B8" office:value-type="string">
            <text:p text:style-name="P4">1</text:p>
          </table:table-cell>
          <table:table-cell table:style-name="Tableau1.C9" office:value-type="string">
            <text:p text:style-name="Table_20_Contents">Jeu de nains</text:p>
          </table:table-cell>
          <table:table-cell table:style-name="Tableau1.D9" office:value-type="string">
            <text:p text:style-name="Table_20_Contents">Terry Pratchett</text:p>
          </table:table-cell>
          <table:table-cell table:style-name="Tableau1.E8" office:value-type="string">
            <text:p text:style-name="P4">31</text:p>
          </table:table-cell>
          <table:table-cell table:style-name="Tableau1.F9" office:value-type="string">
            <text:p text:style-name="Table_20_Contents">litterature</text:p>
          </table:table-cell>
        </table:table-row>
        <table:table-row>
          <table:table-cell table:style-name="Tableau1.A9" office:value-type="string">
            <text:p text:style-name="P4">2</text:p>
          </table:table-cell>
          <table:table-cell table:style-name="Tableau1.B9" office:value-type="string">
            <text:p text:style-name="P4">2</text:p>
          </table:table-cell>
          <table:table-cell table:style-name="Tableau1.C9" office:value-type="string">
            <text:p text:style-name="P7">Fondation</text:p>
          </table:table-cell>
          <table:table-cell table:style-name="Tableau1.D9" office:value-type="string">
            <text:p text:style-name="P7">Isaac Asimov</text:p>
          </table:table-cell>
          <table:table-cell table:style-name="Tableau1.E9" office:value-type="string">
            <text:p text:style-name="P4">2</text:p>
          </table:table-cell>
          <table:table-cell table:style-name="Tableau1.F9" office:value-type="string">
            <text:p text:style-name="Table_20_Contents">litterature</text:p>
          </table:table-cell>
        </table:table-row>
        <table:table-row>
          <table:table-cell table:style-name="Tableau1.A10" office:value-type="string">
            <text:p text:style-name="P4">2</text:p>
          </table:table-cell>
          <table:table-cell table:style-name="Tableau1.B10" office:value-type="string">
            <text:p text:style-name="P4">2</text:p>
          </table:table-cell>
          <table:table-cell table:style-name="Tableau1.C10" office:value-type="string">
            <text:p text:style-name="Table_20_Contents"><text:bookmark-start text:name="__DdeLink__227_2067052511"/>Ajax, jQuery et PHP<text:bookmark-end text:name="__DdeLink__227_2067052511"/></text:p>
          </table:table-cell>
          <table:table-cell table:style-name="Tableau1.D10" office:value-type="string">
            <text:p text:style-name="Table_20_Contents">Jean-marie Defrance</text:p>
          </table:table-cell>
          <table:table-cell table:style-name="Tableau1.A2">
            <text:p text:style-name="P4"/>
          </table:table-cell>
          <table:table-cell table:style-name="Tableau1.F10" office:value-type="string">
            <text:p text:style-name="Table_20_Contents">scienceEtTechnique</text:p>
          </table:table-cell>
        </table:table-row>
      </table:table>
      <text:p text:style-name="Standard"/>
      <text:list xml:id="list82320829709632" text:continue-numbering="true" text:style-name="Numbering_20_1">
        <text:list-item>
          <text:p text:style-name="question">Donnez le code XML correspondant à la bibliothèque décrite ci-dessu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stion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6T12:49:14</meta:creation-date>
    <dc:date>2018-09-05T09:54:34.081774599</dc:date>
    <meta:editing-duration>PT2H55M12S</meta:editing-duration>
    <meta:editing-cycles>18</meta:editing-cycles>
    <meta:generator>LibreOffice/6.0.6.2$Linux_X86_64 LibreOffice_project/00m0$Build-2</meta:generator>
    <meta:document-statistic meta:character-count="1569" meta:image-count="0" meta:non-whitespace-character-count="1394" meta:object-count="0" meta:page-count="1" meta:paragraph-count="76" meta:table-count="1" meta:word-count="268"/>
  </office:meta>
</office:document-meta>
</file>